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HelveticaNeue" svg:font-family="HelveticaNeue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5"/>
    <style:style style:name="P6" style:family="paragraph" style:parent-style-name="Text_20_body" style:list-style-name="L14"/>
    <style:style style:name="P7" style:family="paragraph" style:parent-style-name="Text_20_body" style:list-style-name="L15"/>
    <style:style style:name="P8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9" style:family="paragraph" style:parent-style-name="Text_20_body" style:list-style-name="L9">
      <style:paragraph-properties fo:margin-left="2.501cm" fo:margin-right="0cm" fo:text-indent="-0.635cm" style:auto-text-indent="false"/>
    </style:style>
    <style:style style:name="P10" style:family="paragraph" style:parent-style-name="Text_20_body" style:list-style-name="L10">
      <style:paragraph-properties fo:margin-left="2.501cm" fo:margin-right="0cm" fo:text-indent="-0.635cm" style:auto-text-indent="false"/>
    </style:style>
    <style:style style:name="P11" style:family="paragraph" style:parent-style-name="Text_20_body" style:list-style-name="L11">
      <style:paragraph-properties fo:margin-left="2.501cm" fo:margin-right="0cm" fo:text-indent="-0.635cm" style:auto-text-indent="false"/>
    </style:style>
    <style:style style:name="P12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13" style:family="paragraph" style:parent-style-name="Text_20_body" style:list-style-name="L13">
      <style:paragraph-properties fo:margin-left="2.501cm" fo:margin-right="0cm" fo:text-indent="-0.635cm" style:auto-text-indent="false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eb de los grupos integrantes</text:h>
      <text:list xml:id="list6250088526645733868" text:style-name="L1">
        <text:list-item>
          <text:p text:style-name="P1"><text:a xlink:type="simple" xlink:href="http://sci2s.ugr.es/" text:style-name="Internet_20_link">http://sci2s.ugr.es</text:a> (drupal)</text:p>
        </text:list-item>
        <text:list-item>
          <text:p text:style-name="P1"><text:a xlink:type="simple" xlink:href="http://sipba.ugr.es/" text:style-name="Internet_20_link">http://sipba.ugr.es</text:a> (web a desaparecer. Uniweb)</text:p>
        </text:list-item>
        <text:list-item>
          <text:p text:style-name="P1"><text:a xlink:type="simple" xlink:href="http://sinbad2.ujaen.es/" text:style-name="Internet_20_link">http://sinbad2.ujaen.es</text:a> <text:s/>(drupal)</text:p>
        </text:list-item>
        <text:list-item>
          <text:p text:style-name="P1"><text:a xlink:type="simple" xlink:href="http://simidat.ujaen.es/" text:style-name="Internet_20_link">http://simidat.ujaen.es</text:a> <text:s/>(drupal)</text:p>
        </text:list-item>
      </text:list>
      <text:p text:style-name="Standard"/>
      <text:p text:style-name="Standard">Idea: crear webservice para sincronizar periódicamente el repositorio local</text:p>
      <text:p text:style-name="Standard"/>
      <text:h text:style-name="Heading_20_3" text:outline-level="3">Campos que describen artículos en SCI2S (ES)</text:h>
      <text:list xml:id="list1002985127859200866" text:style-name="L2">
        <text:list-item>
          <text:p text:style-name="P3">Tipo publicación / ejemplo entrada</text:p>
        </text:list-item>
      </text:list>
      <text:list xml:id="list9020421115708954373" text:style-name="L3">
        <text:list-item>
          <text:list>
            <text:list-item>
              <text:p text:style-name="P4"><text:span text:style-name="T1">Journal</text:span>: IEEE Transactions on Cybernetics 45:4 (2015) 622-634</text:p>
            </text:list-item>
            <text:list-item>
              <text:p text:style-name="P4"><text:span text:style-name="T1">Book Chapter</text:span>: In: D.A. Pelta, R. Pérez, C. Cruz, J.L. Verdegay (eds.): Contribuciones en Soft Computing, Universidad de Granada, 2014, 1-16. ISBN 978-84-338-5672-2</text:p>
            </text:list-item>
            <text:list-item>
              <text:p text:style-name="P4"><text:span text:style-name="T1">Congreso</text:span>: 9th International Conference on Rough Sets and Current Trends in Soft Computing (RSCTC 2014), Lecture Notes in Artificial Intelligence (LNAI) 8536, Granada &amp; Madrid (Spain), 222-231, July 9-13, 2014</text:p>
            </text:list-item>
            <text:list-item>
              <text:p text:style-name="P4"><text:span text:style-name="T1">Tesis</text:span>: PhD Dissertation, Department of Computer Science and Artificial Intelligence, University of Granada</text:p>
            </text:list-item>
          </text:list>
        </text:list-item>
      </text:list>
      <text:list xml:id="list970083793" text:continue-list="list1002985127859200866" text:style-name="L2">
        <text:list-item>
          <text:p text:style-name="P3">Autores: Iniciales + Apellido, Iniciales + Apellido... Se genera automáticamente un link al miembro del grupo si se da la coincidencia con el nombre (ej. J.L. Algo, R. Montes)</text:p>
        </text:list-item>
        <text:list-item>
          <text:p text:style-name="P3">Titulo de la Publicación: &lt;string en el idioma original del trabajo&gt;</text:p>
        </text:list-item>
        <text:list-item>
          <text:p text:style-name="P3">Datos de la Publicación: &lt;string como en el ejemplo de entrada&gt;. Ver si lo separamos EN/ES para internacionalización.</text:p>
        </text:list-item>
        <text:list-item>
          <text:p text:style-name="P2">DOI: &lt;string a convertir en url&gt; <text:s/>Ejemplo: 10.1016/j.knosys.2015.02.015</text:p>
        </text:list-item>
        <text:list-item>
          <text:p text:style-name="P2">Código Bibtex (solo para revista): &lt;textarea&gt;</text:p>
        </text:list-item>
        <text:list-item>
          <text:p text:style-name="P2">Año &lt;select list&gt;</text:p>
        </text:list-item>
        <text:list-item>
          <text:p text:style-name="P2">In press &lt;si | no&gt;</text:p>
        </text:list-item>
        <text:list-item>
          <text:p text:style-name="P2">Laboratorio: &lt;list multiselect&gt; Un laboratorio es un subgrupo dentro del grupo. Puede tener uno o varios directores. Puede tener una pagina propia dentro de la web del grupo</text:p>
        </text:list-item>
        <text:list-item>
          <text:p text:style-name="P2">Información Adicional de la Publicación (solo si hay un enlace a material complementario o similar). Dos campos: URL + Descripción</text:p>
        </text:list-item>
        <text:list-item>
          <text:p text:style-name="P2">Fichero Público. Dos campos: Descripción + Subir archivo PDF max 2MB. Da opción a eliminar el PDF asociado. </text:p>
        </text:list-item>
        <text:list-item>
          <text:p text:style-name="P2">Fichero Privado. Idem</text:p>
        </text:list-item>
        <text:list-item>
          <text:p text:style-name="P2">Otra Información sobre Tesis (condicional al tipo de publicación). Dos campos: Advisors (a rellenar como Autores) + Foto autor 80 x 95 pixels. Formato JPG.</text:p>
        </text:list-item>
      </text:list>
      <text:p text:style-name="Standard"/>
      <text:h text:style-name="Heading_20_3" text:outline-level="3"/>
      <text:h text:style-name="P14" text:outline-level="3">Campos que describen artículos en Sipba (ES)</text:h>
      <text:p text:style-name="Text_20_body">Tipos de publicaciones:</text:p>
      <text:list xml:id="list83500474554535321" text:style-name="L5">
        <text:list-item>
          <text:p text:style-name="P5">Capítulo de libro. Campos</text:p>
        </text:list-item>
      </text:list>
      <text:list xml:id="list5896217852717604148" text:style-name="L6">
        <text:list-item>
          <text:p text:style-name="P8">Título:<text:tab/>&lt;en mayusculas&gt;</text:p>
        </text:list-item>
        <text:list-item>
          <text:p text:style-name="P8">Título del libro: &lt;en mayusculas&gt;</text:p>
        </text:list-item>
        <text:list-item>
          <text:p text:style-name="P8">Páginas de la publicación:<text:tab/>&lt;num&gt; - &lt;num&gt;</text:p>
        </text:list-item>
        <text:list-item>
          <text:p text:style-name="P8">Editorial: &lt;en mayusculas&gt;</text:p>
        </text:list-item>
        <text:list-item>
          <text:p text:style-name="P8">Año de la publicación: &lt;num&gt;<text:tab/></text:p>
        </text:list-item>
        <text:list-item>
          <text:p text:style-name="P8">ISBN:<text:tab/>&lt;codigo_isbn&gt;</text:p>
        </text:list-item>
        <text:list-item>
          <text:p text:style-name="P8">Autores: &lt;en mayúsculas varias líneas; nombre y apellidos completos; sin separadores&gt;</text:p>
        </text:list-item>
      </text:list>
      <text:list xml:id="list1561042352" text:continue-list="list83500474554535321" text:style-name="L5">
        <text:list-item>
          <text:p text:style-name="P5">Libros. Campos (valores en mayúsculas): </text:p>
        </text:list-item>
      </text:list>
      <text:list xml:id="list9162642936662582660" text:style-name="L9">
        <text:list-item>
          <text:p text:style-name="P9">Título:<text:tab/>Lugar de la publicación:<text:tab/>Editorial:<text:tab/>Número de edición:<text:tab/>Año de la publicación:<text:tab/>ISBN:<text:tab/>Autores:</text:p>
        </text:list-item>
      </text:list>
      <text:list xml:id="list1689676090" text:continue-list="list1561042352" text:style-name="L5">
        <text:list-item>
          <text:p text:style-name="P5">Aportaciones a congresos</text:p>
        </text:list-item>
      </text:list>
      <text:list xml:id="list3161076133185110665" text:style-name="L10">
        <text:list-item>
          <text:p text:style-name="P10">Título:<text:tab/>Tipo de participación en la aportación:<text:tab/>CONGRESO Nombre del congreso:<text:tab/>Fecha de celebración del congreso:<text:tab/>Lugar de celebración del congreso:<text:tab/>Páginas de la publicación:<text:tab/>Año de publicación:<text:tab/>Autores:</text:p>
        </text:list-item>
      </text:list>
      <text:list xml:id="list1120878127" text:continue-list="list1689676090" text:style-name="L5">
        <text:list-item>
          <text:p text:style-name="P5">Artículos</text:p>
        </text:list-item>
      </text:list>
      <text:list xml:id="list7750510435280086007" text:style-name="L11">
        <text:list-item>
          <text:p text:style-name="P11">Título:<text:tab/>Título de la revista:<text:tab/>Tipo de aportación:<text:tab/>Número de la revista:<text:tab/>Número de volumen:<text:tab/>Páginas de la publicación: Año de la publicación:<text:tab/>Autores:</text:p>
        </text:list-item>
      </text:list>
      <text:list xml:id="list1930710430" text:continue-list="list1120878127" text:style-name="L5">
        <text:list-item>
          <text:p text:style-name="P5">Otras publicaciones (aquí solo hay 2 y NONE como descripción)</text:p>
        </text:list-item>
      </text:list>
      <text:list xml:id="list3694295439289944934" text:style-name="L12">
        <text:list-item>
          <text:p text:style-name="P12">Título:<text:tab/>Descripción del tipo de aportación:<text:tab/>Autores:</text:p>
        </text:list-item>
      </text:list>
      <text:list xml:id="list2030872265" text:continue-list="list1930710430" text:style-name="L5">
        <text:list-item>
          <text:p text:style-name="P5">Libros de actas. Ningún resultado. No se qué valores contiene.</text:p>
        </text:list-item>
        <text:list-item>
          <text:p text:style-name="P5">Tesis </text:p>
        </text:list-item>
      </text:list>
      <text:list xml:id="list1496579177270045264" text:style-name="L13">
        <text:list-item>
          <text:p text:style-name="P13">Título:<text:tab/>Denominación del organismo:<text:tab/>&lt;universidad, departamento&gt; Denominación del doctorado:<text:tab/>NONE Departamento:<text:tab/>NONE Fecha de lectura:<text:tab/>Investigador:<text:tab/>Directores:</text:p>
        </text:list-item>
      </text:list>
      <text:list xml:id="list1823653862" text:continue-list="list2030872265" text:style-name="L5">
        <text:list-item>
          <text:p text:style-name="P5">Tesis Dirigidas (puede dar el mismo resultado anterior)</text:p>
        </text:list-item>
      </text:list>
      <text:h text:style-name="Heading_20_3" text:outline-level="3"/>
      <text:h text:style-name="P14" text:outline-level="3">Campos que describen artículos en Sinba2 (ES)</text:h>
      <text:p text:style-name="Text_20_body">Tipo de Publicación (tab que hace de filtro)</text:p>
      <text:list xml:id="list5976534202212120255" text:style-name="L14">
        <text:list-item>
          <text:p text:style-name="P6">Todas</text:p>
        </text:list-item>
        <text:list-item>
          <text:p text:style-name="P6">Revistas</text:p>
        </text:list-item>
        <text:list-item>
          <text:p text:style-name="P6">Internacionales</text:p>
        </text:list-item>
        <text:list-item>
          <text:p text:style-name="P6">Capítulos de libro</text:p>
        </text:list-item>
        <text:list-item>
          <text:p text:style-name="P6">Revistas Nacionales</text:p>
        </text:list-item>
        <text:list-item>
          <text:p text:style-name="P6">Congresos Internac</text:p>
        </text:list-item>
        <text:list-item>
          <text:p text:style-name="P6">Congresos Nacionales</text:p>
        </text:list-item>
        <text:list-item>
          <text:p text:style-name="P6">Libros</text:p>
        </text:list-item>
        <text:list-item>
          <text:p text:style-name="P6">Technical Reports</text:p>
        </text:list-item>
      </text:list>
      <text:p text:style-name="Text_20_body"/>
      <text:h text:style-name="Heading_20_3" text:outline-level="3">Campos que describen artículos en SimiDat <text:s/>(EN)</text:h>
      <text:p text:style-name="Text_20_body">Un solo listado ordenado por año o por Tipo (orden asc/desc). </text:p>
      <text:list xml:id="list3197684189004255776" text:style-name="L15">
        <text:list-item>
          <text:p text:style-name="P7">Book Chapter. </text:p>
          <text:p text:style-name="P7">Título: &lt;titulo <text:span text:style-name="T2">como enlace</text:span>&gt;, </text:p>
          <text:p text:style-name="P7">Autores: &lt;apellido, Iniciales., + apell.ini... <text:span text:style-name="T2">como enlaces</text:span>&gt; </text:p>
          <text:p text:style-name="P7">Titulo del libro: Volumen: Páginas: </text:p>
          <text:p text:style-name="P7">Año: (&lt;numero&gt;)</text:p>
          <text:p text:style-name="P7"><text:span text:style-name="T2">Enlaces</text:span>: a google scholar + bibtext + [fichero.pdf (&lt;tamaño KB&gt;)]</text:p>
          <text:p text:style-name="P7">Ejemplo: A first approach in the class noise filtering approaches for Fuzzy Subgroup Discovery, Carmona, C.J., and Luengo J. , Advances in Intelligent Systems and Computing, Volume 368, p.387-399, (2015) Google Scholar BibTex PDF icon 2015 - SOCO.pdf (530.94 KB)</text:p>
        </text:list-item>
        <text:list-item>
          <text:p text:style-name="P7">Conference Paper</text:p>
        </text:list-item>
        <text:list-item>
          <text:p text:style-name="P7">Journal Article</text:p>
        </text:list-item>
        <text:list-item>
          <text:p text:style-name="P7">Thesis</text:p>
          <text:p text:style-name="P7">Ejemplo: Sistemas Difusos Evolutivos para la Obtención de Modelos Descriptivos mediante Aprendizaje Supervisado, Carmona, C.J., González P., and del Jesus M.J. , September, (2011) Google Scholar BibTe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HelveticaNeue" svg:font-family="HelveticaNeue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8:50:26.718292604</meta:creation-date>
    <dc:date>2017-05-24T21:55:08</dc:date>
    <meta:editing-duration>PT46M50S</meta:editing-duration>
    <meta:editing-cycles>9</meta:editing-cycles>
    <meta:generator>OpenOffice.org/3.4.1$Unix OpenOffice.org_project/341m1$Build-9593</meta:generator>
    <meta:document-statistic meta:table-count="0" meta:image-count="0" meta:object-count="0" meta:page-count="3" meta:paragraph-count="70" meta:word-count="663" meta:character-count="4358"/>
  </office:meta>
</office:document-meta>
</file>